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color="#c9211e"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color="#000000"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Standard">
      <style:text-properties fo:color="#000000" fo:font-size="14pt" fo:font-style="normal" fo:font-weight="normal" officeooo:paragraph-rsid="001af2a5" style:font-size-asian="14pt" style:font-style-asian="normal" style:font-weight-asian="normal" style:font-size-complex="14pt" style:font-style-complex="normal" style:font-weight-complex="normal"/>
    </style:style>
    <style:style style:name="P4" style:family="paragraph" style:parent-style-name="Standard">
      <style:text-properties fo:color="#000000" fo:font-size="14pt" fo:font-style="normal" fo:font-weight="normal" officeooo:paragraph-rsid="003cc750" style:font-size-asian="14pt" style:font-style-asian="normal" style:font-weight-asian="normal" style:font-size-complex="14pt" style:font-style-complex="normal" style:font-weight-complex="normal"/>
    </style:style>
    <style:style style:name="P5" style:family="paragraph" style:parent-style-name="Standard">
      <style:text-properties fo:color="#000000"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text-properties fo:color="#000000" fo:font-size="14pt" fo:font-style="italic" fo:font-weight="bold" officeooo:paragraph-rsid="003cc750" style:font-size-asian="14pt" style:font-style-asian="italic" style:font-weight-asian="bold" style:font-size-complex="14pt" style:font-style-complex="italic" style:font-weight-complex="bold"/>
    </style:style>
    <style:style style:name="P7" style:family="paragraph" style:parent-style-name="Standard">
      <style:text-properties fo:color="#000000"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1af2a5" style:font-size-asian="14pt" style:font-style-asian="normal" style:font-weight-asian="normal" style:font-size-complex="14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395305" style:font-size-asian="14pt" style:font-style-asian="normal" style:font-weight-asian="normal" style:font-size-complex="14pt" style:font-style-complex="normal" style:font-weight-complex="normal" style:text-overline-style="none" style:text-overline-color="font-color"/>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d907" officeooo:paragraph-rsid="001ed90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6a42" officeooo:paragraph-rsid="00296a4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text-properties fo:color="#000000"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text-properties fo:color="#000000"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383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ython Decorator Basics</text:p>
      <text:p text:style-name="P10"/>
      <text:p text:style-name="P1">what are decorators really?</text:p>
      <text:p text:style-name="P1"/>
      <text:p text:style-name="P2">They “decorate” or “wrap” another function and let you execute code before and after the wrapped function runs.</text:p>
      <text:p text:style-name="P2"/>
      <text:p text:style-name="P2">Decorators allow you to define reusable building blocks that can change or extend the behavior of other functions. And, they let you do that without permanently modifying the wrapped function itself. The function’s behavior changes only when it’s decorated.</text:p>
      <text:p text:style-name="P2"/>
      <text:p text:style-name="P2">In basic terms, a decorator is a callable that takes a callable as input and returns another callable .</text:p>
      <text:p text:style-name="P2"/>
      <text:p text:style-name="P2">The following function has that property and could be considered the simplest decorator you could possibly write:</text:p>
      <text:p text:style-name="P2"/>
      <table:table table:name="Table1" table:style-name="Table1">
        <table:table-column table:style-name="Table1.A"/>
        <table:table-row>
          <table:table-cell table:style-name="Table1.A1" office:value-type="string">
            <text:p text:style-name="P3">def null_decorator(func):</text:p>
            <text:p text:style-name="P3"><text:s text:c="4"/>return func</text:p>
            <text:p text:style-name="P8"/>
          </table:table-cell>
        </table:table-row>
      </table:table>
      <text:p text:style-name="P2"/>
      <text:p text:style-name="P2">As you can see, null_decorator is a callable (it’s a function), it takes another callable as its input, and it returns the same input callable without modifying it.</text:p>
      <text:p text:style-name="P2"/>
      <text:p text:style-name="P2">Let’s use it to decorate (or wrap ) another function:</text:p>
      <text:p text:style-name="P2"/>
      <table:table table:name="Table2" table:style-name="Table2">
        <table:table-column table:style-name="Table2.A"/>
        <table:table-row>
          <table:table-cell table:style-name="Table2.A1" office:value-type="string">
            <text:p text:style-name="P11">def greet():</text:p>
            <text:p text:style-name="P11"><text:s text:c="4"/>return 'Hello!'</text:p>
            <text:p text:style-name="P11"/>
            <text:p text:style-name="P11">greet = null_decorator(greet)</text:p>
          </table:table-cell>
        </table:table-row>
      </table:table>
      <table:table table:name="Table3" table:style-name="Table3">
        <table:table-column table:style-name="Table3.A"/>
        <table:table-row>
          <table:table-cell table:style-name="Table3.A1" office:value-type="string">
            <text:p text:style-name="P12">Output</text:p>
            <text:p text:style-name="P12">&gt;&gt;&gt; greet()</text:p>
            <text:p text:style-name="P12">'Hello!'</text:p>
          </table:table-cell>
        </table:table-row>
      </table:table>
      <text:p text:style-name="P2"/>
      <text:p text:style-name="P2">In this example, I’ve defined a greet function and then immediately decorated it by running it through the null_decorator function. <text:span text:style-name="T1">I know this doesn’t look very useful yet. I mean, we specifically de</text:span>signed the null decorator to be useless, right? But in a moment this example will clarify how Python’s special-case decorator syntax works.</text:p>
      <text:p text:style-name="P2"/>
      <text:p text:style-name="P2"/>
      <text:p text:style-name="P2"/>
      <text:p text:style-name="P2"><text:soft-page-break/>Instead of explicitly calling null_decorator on greet and then reas- signing the greet variable, you can use Python’s @ syntax for decorating a function more conveniently:</text:p>
      <text:p text:style-name="P2"/>
      <table:table table:name="Table4" table:style-name="Table4">
        <table:table-column table:style-name="Table4.A"/>
        <table:table-row>
          <table:table-cell table:style-name="Table4.A1" office:value-type="string">
            <text:p text:style-name="P11">@null_decorator</text:p>
            <text:p text:style-name="P11">def greet():</text:p>
            <text:p text:style-name="P11"><text:s text:c="4"/>return 'Hello, Amit'</text:p>
          </table:table-cell>
        </table:table-row>
      </table:table>
      <table:table table:name="Table5" table:style-name="Table5">
        <table:table-column table:style-name="Table5.A"/>
        <table:table-row>
          <table:table-cell table:style-name="Table5.A1" office:value-type="string">
            <text:p text:style-name="P13">Output</text:p>
            <text:p text:style-name="P13"/>
            <text:p text:style-name="P13">&gt;&gt;&gt; greet()</text:p>
            <text:p text:style-name="P13">'Hello, Amit'</text:p>
          </table:table-cell>
        </table:table-row>
      </table:table>
      <text:p text:style-name="P2"/>
      <text:p text:style-name="P2"/>
      <text:p text:style-name="P2">Putting an @null_decorator line in front of the function definition is the same as defining the function first and then running through the decorator. Using the @ syntax is just syntactic sugar and a shortcut for this commonly used pattern.</text:p>
      <text:p text:style-name="P2"/>
      <text:p text:style-name="P5">Decorators Can Modify Behavior</text:p>
      <text:p text:style-name="P5"/>
      <text:p text:style-name="P2">let’s write another decorator that actually does something and modifies the</text:p>
      <text:p text:style-name="P2">behavior of the decorated function.</text:p>
      <text:p text:style-name="P2"/>
      <text:p text:style-name="P2">Here’s a slightly more complex decorator which converts the result of the decorated function to uppercase letters:</text:p>
      <text:p text:style-name="P2"/>
      <table:table table:name="Table6" table:style-name="Table6">
        <table:table-column table:style-name="Table6.A"/>
        <table:table-row>
          <table:table-cell table:style-name="Table6.A1" office:value-type="string">
            <text:p text:style-name="P11">def uppercase(func):</text:p>
            <text:p text:style-name="P11"><text:s text:c="4"/>def wrapper():</text:p>
            <text:p text:style-name="P11"><text:s text:c="8"/>original_result = func()</text:p>
            <text:p text:style-name="P11"><text:s text:c="8"/>modified_result = original_result.upper()</text:p>
            <text:p text:style-name="P11"><text:s text:c="8"/>return modified_result</text:p>
            <text:p text:style-name="P11"><text:s text:c="4"/>return wrapper</text:p>
          </table:table-cell>
        </table:table-row>
      </table:table>
      <text:p text:style-name="P2"/>
      <text:p text:style-name="P2"/>
      <text:p text:style-name="P2">Instead of simply returning the input function like the null decorator did, this uppercase decorator defines a new function on the fly (a closure) and uses it to wrap the input function in order to modify its behavior at call time.</text:p>
      <text:p text:style-name="P2"/>
      <text:p text:style-name="P2">The wrapper closure has access to the undecorated input function and it is free to execute additional code before and after calling the input function. (Technically, it doesn’t even need to call the input function at all.)</text:p>
      <text:p text:style-name="P2"/>
      <text:p text:style-name="P2"/>
      <text:p text:style-name="P2"><text:soft-page-break/>Note how, up until now, the decorated function has never been executed. Actually calling the input function at this point wouldn’t make any sense—you’ll want the decorator to be able to modify the behavior of its input function when it eventually gets called.</text:p>
      <text:p text:style-name="P2"/>
      <text:p text:style-name="P2">Time to see the uppercase decorator in action. What happens if you decorate the original greet function with it?</text:p>
      <text:p text:style-name="P2"/>
      <table:table table:name="Table7" table:style-name="Table7">
        <table:table-column table:style-name="Table7.A"/>
        <table:table-row>
          <table:table-cell table:style-name="Table7.A1" office:value-type="string">
            <text:p text:style-name="P11">@uppercase</text:p>
            <text:p text:style-name="P11">def greet():</text:p>
            <text:p text:style-name="P11"><text:s text:c="4"/>return 'Hello, Amit'</text:p>
          </table:table-cell>
        </table:table-row>
      </table:table>
      <table:table table:name="Table8" table:style-name="Table8">
        <table:table-column table:style-name="Table8.A"/>
        <table:table-row>
          <table:table-cell table:style-name="Table8.A1" office:value-type="string">
            <text:p text:style-name="P11">&gt;&gt;&gt; greet()</text:p>
            <text:p text:style-name="P11">'HELLO, AMIT'</text:p>
          </table:table-cell>
        </table:table-row>
      </table:table>
      <text:p text:style-name="P2"/>
      <table:table table:name="Table9" table:style-name="Table9">
        <table:table-column table:style-name="Table9.A"/>
        <table:table-row>
          <table:table-cell table:style-name="Table9.A1" office:value-type="string">
            <text:p text:style-name="P11">&gt;&gt;&gt; uppercase(greet)</text:p>
            <text:p text:style-name="P11">&lt;function uppercase.&lt;locals&gt;.wrapper at 0x7f27dc48a840&gt;</text:p>
          </table:table-cell>
        </table:table-row>
      </table:table>
      <text:p text:style-name="P2"/>
      <text:p text:style-name="P2">Decorators modify the behavior of a callable through a wrapper closure so you don’t have to permanently modify the original. The original callable isn’t permanently modified—its behavior changes only when decorated.</text:p>
      <text:p text:style-name="P2"/>
      <text:p text:style-name="P2"/>
      <text:p text:style-name="P5">Applying Multiple Decorators to a Function</text:p>
      <text:p text:style-name="P5"/>
      <text:p text:style-name="P2">Perhaps not surprisingly, you can apply more than one decorator to a function. This accumulates their effects and it’s what makes decorators so helpful as reusable building blocks.</text:p>
      <text:p text:style-name="P2"/>
      <table:table table:name="Table10" table:style-name="Table10">
        <table:table-column table:style-name="Table10.A"/>
        <table:table-row>
          <table:table-cell table:style-name="Table10.A1" office:value-type="string">
            <text:p text:style-name="P11">def strong(func):</text:p>
            <text:p text:style-name="P11"><text:s text:c="4"/>def wrapper():</text:p>
            <text:p text:style-name="P11"><text:s text:c="8"/>return '&lt;strong&gt;' + func() + '&lt;/strong&gt;'</text:p>
            <text:p text:style-name="P11"><text:s text:c="4"/>return wrapper</text:p>
            <text:p text:style-name="P11"/>
            <text:p text:style-name="P11">def emphasis(func):</text:p>
            <text:p text:style-name="P11"><text:s text:c="4"/>def wrapper():</text:p>
            <text:p text:style-name="P11"><text:s text:c="8"/>return '&lt;em&gt;' + func() + '&lt;/em&gt;'</text:p>
            <text:p text:style-name="P11"><text:s text:c="4"/>return wrapper</text:p>
            <text:p text:style-name="P11"/>
            <text:p text:style-name="P11">@strong</text:p>
            <text:p text:style-name="P11">@emphasis</text:p>
            <text:p text:style-name="P11"/>
            <text:p text:style-name="P11">def greet():</text:p>
            <text:p text:style-name="P11"><text:s text:c="4"/>return 'Hello, Amit'</text:p>
          </table:table-cell>
        </table:table-row>
        <text:soft-page-break/>
        <table:table-row>
          <table:table-cell table:style-name="Table10.A2" office:value-type="string">
            <text:p text:style-name="P11">&gt;&gt;&gt; greet()</text:p>
            <text:p text:style-name="P11">'&lt;strong&gt;&lt;em&gt;Hello, Amit&lt;/em&gt;&lt;/strong&gt;'</text:p>
          </table:table-cell>
        </table:table-row>
      </table:table>
      <text:p text:style-name="P2"/>
      <text:p text:style-name="P2"/>
      <text:p text:style-name="P2">This clearly shows in what order the decorators were applied: from bottom to top . First, the input function was wrapped by the @emphasis decorator, and then the resulting (decorated) function got wrapped again by the @strong decorator.</text:p>
      <text:p text:style-name="P2"/>
      <text:p text:style-name="P2">If you break down the above example and avoid the @ syntax to apply the decorators, the chain of decorator function calls looks like this:</text:p>
      <text:p text:style-name="P2"/>
      <table:table table:name="Table11" table:style-name="Table11">
        <table:table-column table:style-name="Table11.A"/>
        <table:table-row>
          <table:table-cell table:style-name="Table11.A1" office:value-type="string">
            <text:p text:style-name="P9">decorated_greet = strong(emphasis(greet))</text:p>
          </table:table-cell>
        </table:table-row>
      </table:table>
      <text:p text:style-name="P2"/>
      <text:p text:style-name="P2">Again, you can see that the emphasis decorator is applied first and then the resulting wrapped function is wrapped again by the strong decorator.</text:p>
      <text:p text:style-name="P2"/>
      <text:p text:style-name="P5">Decorating Functions That Accept Arguments</text:p>
      <text:p text:style-name="P5"/>
      <text:p text:style-name="P7">How do you decorate a function that takes arbitrary arguments?</text:p>
      <text:p text:style-name="P7"/>
      <text:p text:style-name="P2">This is where Python’s *args and **kwargs feature 3 for dealing with variable numbers of arguments comes in handy.</text:p>
      <text:p text:style-name="P2">The following proxy decorator takes advantage of that:</text:p>
      <text:p text:style-name="P2"/>
      <table:table table:name="Table12" table:style-name="Table12">
        <table:table-column table:style-name="Table12.A"/>
        <table:table-row>
          <table:table-cell table:style-name="Table12.A1" office:value-type="string">
            <text:p text:style-name="P11">def proxy(func):</text:p>
            <text:p text:style-name="P11"><text:s text:c="4"/>def wrapper(*args, **kwargs):</text:p>
            <text:p text:style-name="P11"><text:s text:c="8"/>return func(*args, **kwargs)</text:p>
            <text:p text:style-name="P11"><text:s text:c="4"/>return wrapper</text:p>
          </table:table-cell>
        </table:table-row>
      </table:table>
      <text:p text:style-name="P2"/>
      <text:p text:style-name="P2"/>
      <text:p text:style-name="P6">There are two notable things going on with this decorator:</text:p>
      <text:p text:style-name="P4"/>
      <text:p text:style-name="P4">• It uses the * and ** operators in the wrapper closure definition to collect all positional and keyword arguments and stores them in variables ( args and kwargs ).</text:p>
      <text:p text:style-name="P2"/>
      <text:p text:style-name="P2">• The wrapper closure then forwards the collected arguments to the original input function using the * and ** “argument unpacking” operators.</text:p>
      <text:p text:style-name="P2"/>
      <text:p text:style-name="P2"/>
      <text:p text:style-name="P2"/>
      <text:p text:style-name="P2"/>
      <text:p text:style-name="P2"><text:soft-page-break/>Let’s expand the technique laid out by the proxy decorator into a more useful practical example. Here’s a trace decorator that logs function arguments and results during execution time:</text:p>
      <text:p text:style-name="P2"/>
      <table:table table:name="Table13" table:style-name="Table13">
        <table:table-column table:style-name="Table13.A"/>
        <table:table-row>
          <table:table-cell table:style-name="Table13.A1" office:value-type="string">
            <text:p text:style-name="P11">def trace(func):</text:p>
            <text:p text:style-name="P11"><text:s text:c="4"/>def wrapper(*args, **kwargs):</text:p>
            <text:p text:style-name="P11"><text:s text:c="8"/>print(f'TRACE: calling {func.__name__} ()'</text:p>
            <text:p text:style-name="P11"><text:s text:c="14"/>f'with {args}, {kwargs}')</text:p>
            <text:p text:style-name="P11"/>
            <text:p text:style-name="P11"><text:s text:c="8"/>original_result = func(*args, **kwargs)</text:p>
            <text:p text:style-name="P11"/>
            <text:p text:style-name="P11"><text:s text:c="8"/>print(f'TRACE: {func.__name__}()'</text:p>
            <text:p text:style-name="P11"><text:s text:c="14"/>f'returned {original_result!r}')</text:p>
            <text:p text:style-name="P11"/>
            <text:p text:style-name="P11"><text:s text:c="8"/>return original_result</text:p>
            <text:p text:style-name="P11"/>
            <text:p text:style-name="P11"><text:s text:c="4"/>return wrapper</text:p>
          </table:table-cell>
        </table:table-row>
      </table:table>
      <text:p text:style-name="P2"/>
      <text:p text:style-name="P2">Decorating a function with trace and then calling it will print the arguments passed to the decorated function and its return value.</text:p>
      <text:p text:style-name="P2"/>
      <table:table table:name="Table14" table:style-name="Table14">
        <table:table-column table:style-name="Table14.A"/>
        <table:table-row>
          <table:table-cell table:style-name="Table14.A1" office:value-type="string">
            <text:p text:style-name="P11">@trace</text:p>
            <text:p text:style-name="P11">def say(name, line):</text:p>
            <text:p text:style-name="P11"><text:s text:c="4"/>return f'{name}: {line}'</text:p>
          </table:table-cell>
        </table:table-row>
        <table:table-row>
          <table:table-cell table:style-name="Table14.A2" office:value-type="string">
            <text:p text:style-name="P11">&gt;&gt;&gt; say('Amit', 'Hello, World')</text:p>
            <text:p text:style-name="P11">TRACE: calling say ()with ('Amit', 'Hello, World'), {}</text:p>
            <text:p text:style-name="P11">TRACE: say()returned 'Amit: Hello, World'</text:p>
            <text:p text:style-name="P11">'Amit: Hello, World'</text:p>
          </table:table-cell>
        </table:table-row>
      </table:table>
      <text:p text:style-name="P2"/>
      <text:p text:style-name="P2"/>
      <text:p text:style-name="P5">How to Write “Debuggable” Decorators</text:p>
      <text:p text:style-name="P5"/>
      <text:p text:style-name="P2">When you use a decorator, really what you’re doing is replacing one function with another. One downside of this process is that it “hides” some of the metadata attached to the original (undecorated) function.</text:p>
      <text:p text:style-name="P2"/>
      <text:p text:style-name="P2">You can use functools.wraps in your own decorators to copy over the lost metadata from the undecorated function to the decorator closure.</text:p>
      <text:p text:style-name="P2"/>
      <table:table table:name="Table15" table:style-name="Table15">
        <table:table-column table:style-name="Table15.A"/>
        <table:table-row>
          <table:table-cell table:style-name="Table15.A1" office:value-type="string">
            <text:p text:style-name="P11">import functools</text:p>
            <text:p text:style-name="P11"/>
            <text:p text:style-name="P11">def uppercase(func):</text:p>
            <text:p text:style-name="P11"><text:s text:c="4"/>@functools.wraps(func)</text:p>
            <text:p text:style-name="P11"><text:s text:c="4"/>def wrapper():</text:p>
            <text:p text:style-name="P11"><text:soft-page-break/><text:s text:c="8"/>original_result = func()</text:p>
            <text:p text:style-name="P11"><text:s text:c="8"/>modified_result = original_result.upper()</text:p>
            <text:p text:style-name="P11"><text:s text:c="8"/>return modified_result</text:p>
            <text:p text:style-name="P11"><text:s text:c="4"/>return wrapper</text:p>
            <text:p text:style-name="P11"/>
            <text:p text:style-name="P11">@uppercase</text:p>
            <text:p text:style-name="P11">def greet():</text:p>
            <text:p text:style-name="P11"><text:s text:c="4"/>"""Return a friendly greeting."""</text:p>
            <text:p text:style-name="P11"><text:s text:c="4"/>return 'Hello, Amit'</text:p>
          </table:table-cell>
        </table:table-row>
      </table:table>
      <text:p text:style-name="P2"/>
      <text:p text:style-name="P2">Applying functools.wraps to the wrapper closure returned by the decorator carries over the docstring and other metadata of the input function:</text:p>
      <text:p text:style-name="P2"/>
      <text:p text:style-name="P2"/>
      <text:p text:style-name="P5"/>
      <text:p text:style-name="P5">Key Takeaways</text:p>
      <text:p text:style-name="P2">• Decorators define reusable building blocks you can apply to a callable to modify its behavior without permanently modifying the callable itself.</text:p>
      <text:p text:style-name="P2"/>
      <text:p text:style-name="P2">• The @ syntax is just a shorthand for calling the decorator on an input function. Multiple decorators on a single function are applied bottom to top ( decorator stacking ).</text:p>
      <text:p text:style-name="P2"/>
      <text:p text:style-name="P2">• As a debugging best practice, use the functools.wraps helper in your own decorators to carry over metadata from the undecorated callable to the decorated one.</text:p>
      <text:p text:style-name="P2"/>
      <text:p text:style-name="P2">• Just like any other tool in the software development toolbox, decorators are not a cure-all and they should not be overused. It’s important to balance the need to “get stuff done” with the goal of “not getting tangled up in a horrible, unmaintainable mess of a code 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7:22:15.788416433</meta:creation-date>
    <dc:date>2019-07-13T12:18:30.543182371</dc:date>
    <meta:editing-duration>PT3H16M51S</meta:editing-duration>
    <meta:editing-cycles>54</meta:editing-cycles>
    <meta:generator>LibreOffice/6.2.4.2.0$Linux_X86_64 LibreOffice_project/20$Build-2</meta:generator>
    <meta:document-statistic meta:table-count="15" meta:image-count="0" meta:object-count="0" meta:page-count="6" meta:paragraph-count="117" meta:word-count="1138" meta:character-count="7648" meta:non-whitespace-character-count="6413"/>
  </office:meta>
</office:document-meta>
</file>